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63eed" officeooo:paragraph-rsid="00063eed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063ee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63eed" officeooo:paragraph-rsid="00063eed" style:font-size-asian="14pt" style:font-size-complex="14pt"/>
    </style:style>
    <style:style style:name="P4" style:family="paragraph" style:parent-style-name="Standard">
      <style:text-properties fo:font-size="14pt" officeooo:rsid="00063eed" officeooo:paragraph-rsid="0008116d" style:font-size-asian="14pt" style:font-size-complex="14pt"/>
    </style:style>
    <style:style style:name="P5" style:family="paragraph" style:parent-style-name="Standard">
      <style:text-properties fo:font-size="14pt" officeooo:rsid="00063eed" officeooo:paragraph-rsid="00063eed" style:font-size-asian="14pt" style:font-size-complex="14pt"/>
    </style:style>
    <style:style style:name="P6" style:family="paragraph" style:parent-style-name="Standard">
      <style:text-properties fo:font-size="14pt" officeooo:rsid="0008116d" officeooo:paragraph-rsid="0008116d" style:font-size-asian="14pt" style:font-size-complex="14pt"/>
    </style:style>
    <style:style style:name="T1" style:family="text">
      <style:text-properties officeooo:rsid="00063eed"/>
    </style:style>
    <style:style style:name="T2" style:family="text">
      <style:text-properties fo:font-size="14pt" officeooo:rsid="00063eed" style:font-size-asian="12.25pt" style:font-size-complex="14pt"/>
    </style:style>
    <style:style style:name="T3" style:family="text">
      <style:text-properties officeooo:rsid="00081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projet Modélisation</text:p>
      <text:p text:style-name="P1"/>
      <text:p text:style-name="P2"><text:span text:style-name="T1">Francois LANNOY ,Gregory DEJONGHE, Guillaume DUBOIS et Mathieu DEGAND vous présentent leur projet de Modélisation du S3 à l’IUT A de Lille.</text:span></text:p>
      <text:p text:style-name="P2"/>
      <text:p text:style-name="P2"/>
      <text:p text:style-name="P3">Mathieu :</text:p>
      <text:p text:style-name="P3">Dans le cadre de ce projet Mathieu s’est tout d’abord chargé de dévelo<text:span text:style-name="T3">p</text:span>per notre interface et de <text:span text:style-name="T3">l’améliorer</text:span> au fur et a mesur<text:span text:style-name="T3">e</text:span> que nous implémentions les fonctionnalit<text:span text:style-name="T3">é</text:span>s. Il a aussi était l’un des 2 grands contributeurs des <text:span text:style-name="T3">contrôleurs</text:span> avec Guillaume notamment pour les <text:span text:style-name="T3">contrôleur</text:span> issu des <text:span text:style-name="T3">fonctionnalités</text:span> <text:span text:style-name="T3">demandées</text:span> au livrable deux<text:span text:style-name="T3">(notamment l’automatisation de la rotation)</text:span>.</text:p>
      <text:p text:style-name="P4">Gregory :</text:p>
      <text:p text:style-name="P6">Gregory quant à lui s’est occuper des fonctions mathématiques nécéssaires comme la translation et la rotation de base </text:p>
      <text:p text:style-name="P4">Maths/test/docu</text:p>
      <text:p text:style-name="P5">Guillaume : affichage/reste controleur</text:p>
      <text:p text:style-name="P5">Francois : Maths/test/doc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1:11:58.962421932</meta:creation-date>
    <dc:date>2019-01-09T11:43:19.805298708</dc:date>
    <meta:editing-duration>PT1M</meta:editing-duration>
    <meta:editing-cycles>1</meta:editing-cycles>
    <meta:document-statistic meta:table-count="0" meta:image-count="0" meta:object-count="0" meta:page-count="1" meta:paragraph-count="9" meta:word-count="111" meta:character-count="758" meta:non-whitespace-character-count="655"/>
    <meta:generator>LibreOffice/5.2.7.2$Linux_X86_64 LibreOffice_project/20m0$Build-2</meta:generator>
  </office:meta>
</office:document-meta>
</file>